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4" style:parent-style-name="Normaali" style:family="paragraph">
      <style:paragraph-properties fo:margin-top="0in" fo:margin-bottom="0in"/>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text-properties fo:font-weight="bold" style:font-weight-asian="bold" style:font-weight-complex="bold"/>
    </style:style>
    <style:style style:name="P9" style:parent-style-name="Normaali" style:family="paragraph">
      <style:paragraph-properties fo:margin-top="0in" fo:margin-bottom="0in"/>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Aseksuaalisuus</text:p>
      <text:p text:style-name="P4"/>
      <text:p text:style-name="P5">09 kesä 2014</text:p>
      <text:p text:style-name="P6"/>
      <text:p text:style-name="P7">Onkohan tästä<text:s/>aihepiiristä miten paljon keskusteluja?<text:s/><text:line-break/>En koskaan ole ollut mitenkään seksin perään. Lähinnä olen hakenut vain siitäkin läheisyyttä. Orgasmini on tullut hyvinkin nopeasti ja eikä ole vaatinut mitään kauheaa "rynkyttämistä". Nyt vanhempana (yli 60 v.) en<text:s/>tunne tarvetta yhdyntään. Olen sen ilmaissut miehellenikin. Vaihtelevalla ymmärryksellä hän on siihen suhtautunut. Hyvä "arkirakkaus" jokapäiväisessä elämässä on minulle ihan tyydyttävää.</text:p>
      <text:p text:style-name="P8"/>
      <text:p text:style-name="P9">[Nimimerkki poistettu]</text:p>
      <text:p text:style-name="P10"/>
      <text:p text:style-name="P11"/>
      <text:p text:style-name="P12">Vastaus</text:p>
      <text:p text:style-name="P13"/>
      <text:p text:style-name="P14">Kiitos tärkeästä kysymyksestäsi!<text:s/><text:line-break/><text:line-break/>Viime vuosikymmeninä on Suomessa eri tahoilla korostettu seksuaalisuuden merkitystä osana ihmisten hyvinvointia ja kasvatuksen ja neuvonnan keinoin on pyritty tukemaan ihmisiä toteuttamaan omaa seksuaalisuuttaan turvallisesti ja tyydyttävästi. Siinä on valitettavasti jäänyt vähälle huomiolle se tosiseikka että on paljon ihmisiä, jotka elävät hyvin täyteläistä elämää ilman halua seksuaalisiin toimintoihin, koska ne eivät tuota merkittävää nautintoa heille itselleen. Usein tämä kiinnostuksen puute on tulkittu häiriöksi, joka johtuisi esimerkiksi huonoista kokemuksista. Osalla näin voikin olla. Osalla kyse ei ole häiriöstä tai huonoista kokemuksista vaan mitä ilmeisemmin synnynnäisestä ominaisuudesta tai omaan kehitykseen liittyvästä piirteestä. Seksuaalikasvatuksessa, -valistuksessa, -neuvonnassa ja terapiassa onkin vältettävä sellaista normittamista että ihmisen hyvinvointiin kuuluu itsestään selvästi halu seksiin joko vastakkaista tai samaa sukupuolta olevan kanssa. Sen puutetta ei tule tulkita heti häiriöksi.<text:s/><text:line-break/><text:line-break/>Kerroit että hyvä arkirakkaus jokapäiväisessä elämässä on ihan tyydyttävää sinulle. Luulen<text:s/>että tällaisen kokemuksen jakaa ja ymmärtää omakohtaisesti hyvin moni ihminen. Joku onkin todennut että kyllä hyvä syvällinen keskustelu tai rauhan ja lämmön kokeminen toisen rinnalla aina orgasmin voittaa. Hyvään parisuhteeseen kuuluu sekä omien että toisen tunteiden huomioonottaminen. Tämä pätee mitä suurimmassa määrin myös seksuaaliseen yhdessäoloon ja toimintaan. Sen tulisi olla kunkin itsensä päätettävissä. Ketään ei tulisi painostaa seksiin, jos se ei hänestä itsestään tunnu hyvältä. Se on väkivaltaa<text:s/>ja siksi vahingollista.<text:line-break/><text:line-break/>Miehellesi ilmeisesti yhdynnät merkitsevät enemmän kuin sinulle ja siksi hän välillä kaivannee niitä hetkiä seurassasi. Olethan kertonut miehellesi miten paljon arvostat arkirakkautta hänen kanssaan. Kun hän ymmärtää sen viestin niin yhdyntöjen puute tai vähäisyys ei tunnu torjuntana häntä itseään kohtaan. Se ei kuitenkaan välttämättä poista hänen kaipaustaan yhdyntöihin, jotka hän on varmasti kokenut itselleen hyviksi ja teitä<text:s/><text:soft-page-break/>yhdistäviksi. Voittekin yhdessä keskustella siitä miten<text:s/>teidän kummankin omille yhdessäolon kaipauksille olisi tarpeeksi tilaa ilman että toisen tarvitsee suostua sellaiseen joka ei tunnu hänestä hyvältä.<text:s/><text:line-break/><text:line-break/>Aseksuaalisuus –käsitteestä löytyy hyvä yhteenveto Wikipediasta, ks. http://fi.wikipedia.org/wiki/Aseksuaalisuus . Voitte yhdessä käydä katsomassa tätä tekstiä.<text:line-break/><text:line-break/>Jussi Nissinen<text:s/><text:line-break/>Sinuksi tuki- ja neuvontapalvelu</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49:00Z</meta:creation-date>
    <dc:date>2023-01-11T10:49:00Z</dc:date>
    <meta:template xlink:href="Normal.dotm" xlink:type="simple"/>
    <meta:editing-cycles>1</meta:editing-cycles>
    <meta:editing-duration>PT0S</meta:editing-duration>
    <meta:document-statistic meta:page-count="2" meta:paragraph-count="6" meta:word-count="374" meta:character-count="3399" meta:row-count="25" meta:non-whitespace-character-count="3031"/>
    <meta:generator>ODFPY/1.4.0</meta:generator>
  </office:meta>
</office:document-meta>
</file>